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">
      <style:text-properties fo:color="#000000" fo:font-family="Sans Serif" fo:font-size="12.000000000000000pt"/>
    </style:style>
    <style:style style:name="T1" style:family="text"/>
  </office:automatic-styles>
  <office:body>
    <office:text>
      <text:tracked-changes>
        <text:changed-region text:id="I">
          <text:insertion>
            <office:change-info>
              <dc:creator>Ganesh Paramasivam</dc:creator>
              <dc:date>2011-03-08T17:32:39.478+05:30</dc:date>
            </office:change-info>
          </text:insertion>
        </text:changed-region>
      </text:tracked-changes>
      <text:p text:style-name="P1">This is a paragraph. There will be some text that will be added to the end of this paragraph.<text:change-start text:change-id="I"/><text:span text:style-name="T1">This is the text that will be inserted.</text:span><text:change-end text:change-id="I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Bullet_20List" style:display-name="Bullet List" style:family="paragraph" style:list-style-name="L">
      <style:paragraph-properties fo:padding-top="0.000000000000000pt"/>
    </style:style>
    <style:style style:name="Head_201" style:display-name="Head 1" style:family="paragraph">
      <style:paragraph-properties fo:padding-top="0.000000000000000pt"/>
      <style:text-properties fo:font-size="20.000000000000000pt" fo:font-weight="bold"/>
    </style:style>
    <style:style style:name="Head_202" style:display-name="Head 2" style:family="paragraph">
      <style:paragraph-properties fo:padding-top="0.000000000000000pt"/>
      <style:text-properties fo:font-size="16.000000000000000pt" fo:font-weight="bold"/>
    </style:style>
    <style:style style:name="Head_203" style:display-name="Head 3" style:family="paragraph">
      <style:paragraph-properties fo:padding-top="0.000000000000000pt"/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0</meta:editing-cycles>
    <dc:date>2011-03-08T17:33:23</dc:date>
    <meta:creation-date>2011-03-08T17:32:03</meta:creation-date>
    <dc:creator>Ganesh</dc:creator>
  </office:meta>
</office:document-meta>
</file>